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6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/>
    </style:style>
    <style:style style:name="gr8" style:family="graphic" style:parent-style-name="standard">
      <style:graphic-properties draw:fill-color="#6666ff" draw:textarea-horizontal-align="justify" draw:textarea-vertical-align="middle" draw:auto-grow-height="false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6666ff" draw:fill="none" draw:textarea-vertical-align="middle"/>
    </style:style>
    <style:style style:name="gr11" style:family="graphic" style:parent-style-name="standard">
      <style:graphic-properties draw:fill-color="#9999ff" draw:fill-image-width="0cm" draw:fill-image-height="0cm" draw:textarea-vertical-align="middle"/>
    </style:style>
    <style:style style:name="gr12" style:family="graphic" style:parent-style-name="standard">
      <style:graphic-properties draw:fill-color="#cc9900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66" draw:fill-image-width="0cm" draw:fill-image-height="0cm" draw:textarea-horizontal-align="justify" draw:textarea-vertical-align="middle" draw:auto-grow-height="false"/>
    </style:style>
    <style:style style:name="gr15" style:family="graphic" style:parent-style-name="standard">
      <style:graphic-properties draw:fill-color="#00cc00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-color="#66ff66" draw:fill-image-width="0cm" draw:fill-image-height="0cm" draw:textarea-horizontal-align="justify" draw:textarea-vertical-align="middle" draw:auto-grow-height="false"/>
    </style:style>
    <style:style style:name="gr17" style:family="graphic" style:parent-style-name="standard">
      <style:graphic-properties draw:fill-color="#99ff99" draw:fill-image-width="0cm" draw:fill-image-height="0cm" draw:textarea-horizontal-align="justify" draw:textarea-vertical-align="middle" draw:auto-grow-height="false"/>
    </style:style>
    <style:style style:name="gr18" style:family="graphic" style:parent-style-name="standard">
      <style:graphic-properties draw:fill-color="#0000ff" draw:fill-image-width="0cm" draw:fill-image-height="0cm" draw:textarea-horizontal-align="justify" draw:textarea-vertical-align="middle" draw:auto-grow-height="false"/>
    </style:style>
    <style:style style:name="gr19" style:family="graphic" style:parent-style-name="standard">
      <style:graphic-properties draw:fill-color="#3333ff" draw:fill-image-width="0cm" draw:fill-image-height="0cm" draw:textarea-horizontal-align="justify" draw:textarea-vertical-align="middle" draw:auto-grow-height="false"/>
    </style:style>
    <style:style style:name="gr20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-color="#cc9900" draw:opacity="0%" draw:fill-image-width="0cm" draw:fill-image-height="0cm" draw:textarea-horizontal-align="justify" draw:textarea-vertical-align="middle" draw:auto-grow-height="false" draw:shadow-opacity="0%"/>
    </style:style>
    <style:style style:name="gr22" style:family="graphic" style:parent-style-name="standard">
      <style:graphic-properties svg:stroke-color="#000000" draw:fill-color="#ffff00" draw:opacity="0%" draw:fill-image-width="0cm" draw:fill-image-height="0cm" draw:textarea-horizontal-align="justify" draw:textarea-vertical-align="middle" draw:auto-grow-height="false" draw:shadow-opacity="0%"/>
    </style:style>
    <style:style style:name="gr23" style:family="graphic" style:parent-style-name="standard">
      <style:graphic-properties svg:stroke-color="#000000" draw:fill-color="#ffff66" draw:opacity="0%" draw:fill-image-width="0cm" draw:fill-image-height="0cm" draw:textarea-horizontal-align="justify" draw:textarea-vertical-align="middle" draw:auto-grow-height="false" draw:shadow-opacity="0%"/>
    </style:style>
    <style:style style:name="gr24" style:family="graphic" style:parent-style-name="standard">
      <style:graphic-properties svg:stroke-color="#000000" draw:fill-color="#00cc00" draw:opacity="0%" draw:fill-image-width="0cm" draw:fill-image-height="0cm" draw:textarea-horizontal-align="justify" draw:textarea-vertical-align="middle" draw:auto-grow-height="false" draw:shadow-opacity="0%"/>
    </style:style>
    <style:style style:name="gr25" style:family="graphic" style:parent-style-name="standard">
      <style:graphic-properties svg:stroke-color="#000000" draw:fill-color="#66ff66" draw:opacity="0%" draw:fill-image-width="0cm" draw:fill-image-height="0cm" draw:textarea-horizontal-align="justify" draw:textarea-vertical-align="middle" draw:auto-grow-height="false" draw:shadow-opacity="0%"/>
    </style:style>
    <style:style style:name="gr26" style:family="graphic" style:parent-style-name="standard">
      <style:graphic-properties svg:stroke-color="#000000" draw:fill-color="#99ff99" draw:opacity="0%" draw:fill-image-width="0cm" draw:fill-image-height="0cm" draw:textarea-horizontal-align="justify" draw:textarea-vertical-align="middle" draw:auto-grow-height="false" draw:shadow-opacity="0%"/>
    </style:style>
    <style:style style:name="gr27" style:family="graphic" style:parent-style-name="standard">
      <style:graphic-properties svg:stroke-color="#000000" draw:fill-color="#0000ff" draw:opacity="0%" draw:fill-image-width="0cm" draw:fill-image-height="0cm" draw:textarea-horizontal-align="justify" draw:textarea-vertical-align="middle" draw:auto-grow-height="false" draw:shadow-opacity="0%"/>
    </style:style>
    <style:style style:name="gr28" style:family="graphic" style:parent-style-name="standard">
      <style:graphic-properties svg:stroke-color="#000000" draw:fill-color="#3333ff" draw:opacity="0%" draw:fill-image-width="0cm" draw:fill-image-height="0cm" draw:textarea-horizontal-align="justify" draw:textarea-vertical-align="middle" draw:auto-grow-height="false" draw:shadow-opacity="0%"/>
    </style:style>
    <style:style style:name="gr29" style:family="graphic" style:parent-style-name="standard">
      <style:graphic-properties svg:stroke-color="#000000" draw:fill-color="#9999ff" draw:opacity="0%" draw:fill-image-width="0cm" draw:fill-image-height="0cm" draw:textarea-horizontal-align="justify" draw:textarea-vertical-align="middle" draw:auto-grow-height="false" draw:shadow-opacity="0%"/>
    </style:style>
    <style:style style:name="gr30" style:family="graphic" style:parent-style-name="objectwithoutfill">
      <style:graphic-properties draw:fill="none" draw:fill-color="#6666ff" draw:fill-image-width="0cm" draw:fill-image-height="0cm" draw:textarea-vertical-align="middle"/>
    </style:style>
    <style:style style:name="gr31" style:family="graphic" style:parent-style-name="objectwithoutfill">
      <style:graphic-properties draw:marker-end="Arrow" draw:marker-end-width="0.3cm" draw:fill="none" draw:fill-color="#6666ff" draw:fill-image-width="0cm" draw:fill-image-height="0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93cm" svg:height="4.694cm" svg:x="1.6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94cm" svg:height="4.694cm" svg:x="1.893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93cm" svg:height="4.694cm" svg:x="2.187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93cm" svg:height="4.694cm" svg:x="2.48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294cm" svg:height="4.694cm" svg:x="2.773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293cm" svg:height="4.694cm" svg:x="3.067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94cm" svg:height="4.694cm" svg:x="3.36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93cm" svg:height="4.694cm" svg:x="3.654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93cm" svg:height="4.694cm" svg:x="3.947cm" svg:y="12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94cm" svg:height="4.251cm" draw:transform="skewX (0.871791961371168) translate (6.657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94cm" svg:height="4.251cm" draw:transform="skewX (0.871791961371168) translate (6.951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93cm" svg:height="4.251cm" draw:transform="skewX (0.871791961371168) translate (7.245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93cm" svg:height="4.251cm" draw:transform="skewX (0.871791961371168) translate (7.539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293cm" svg:height="4.251cm" draw:transform="skewX (0.871791961371168) translate (7.833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293cm" svg:height="4.251cm" draw:transform="skewX (0.871791961371168) translate (8.127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93cm" svg:height="4.251cm" draw:transform="skewX (0.871791961371168) translate (8.421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93cm" svg:height="4.251cm" draw:transform="skewX (0.871791961371168) translate (8.715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93cm" svg:height="4.251cm" draw:transform="skewX (0.871791961371168) translate (9.009cm 7.7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9.286cm" svg:y1="7.781cm" svg:x2="9.286cm" svg:y2="12.475cm">
          <text:p/>
        </draw:line>
        <draw:line draw:style-name="gr10" draw:text-style-name="P1" draw:layer="layout" svg:x1="9.286cm" svg:y1="12.475cm" svg:x2="4.24cm" svg:y2="16.7cm">
          <text:p/>
        </draw:line>
        <draw:polygon draw:style-name="gr11" draw:text-style-name="P1" draw:layer="layout" svg:width="5.045cm" svg:height="8.918cm" svg:x="4.24cm" svg:y="7.781cm" svg:viewBox="0 0 5046 8919" draw:points="0,4225 0,8919 5046,4694 5046,0">
          <text:p/>
        </draw:polygon>
        <draw:custom-shape draw:style-name="gr12" draw:text-style-name="P1" draw:layer="layout" svg:width="1.029cm" svg:height="0.8cm" draw:transform="skewX (0.679980276576991) rotate (0.679980276576991) translate (10.102cm 13.84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029cm" svg:height="0.814cm" draw:transform="skewX (0.679980276576991) rotate (0.679980276576991) translate (10.902cm 13.19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029cm" svg:height="0.814cm" draw:transform="skewX (0.679980276576991) rotate (0.679980276576991) translate (11.702cm 12.54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29cm" svg:height="0.8cm" draw:transform="skewX (0.679980276576991) rotate (0.679980276576991) translate (10.101cm 14.84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29cm" svg:height="0.814cm" draw:transform="skewX (0.679980276576991) rotate (0.679980276576991) translate (10.901cm 14.19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029cm" svg:height="0.814cm" draw:transform="skewX (0.679980276576991) rotate (0.679980276576991) translate (11.701cm 13.54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029cm" svg:height="0.8cm" draw:transform="skewX (0.679980276576991) rotate (0.679980276576991) translate (10.1cm 15.84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29cm" svg:height="0.814cm" draw:transform="skewX (0.679980276576991) rotate (0.679980276576991) translate (10.9cm 15.196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029cm" svg:height="0.814cm" draw:transform="skewX (0.679980276576991) rotate (0.679980276576991) translate (11.7cm 14.549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79cm" svg:height="0.45cm" draw:transform="skewX (0.68015480950219) rotate (0.679980276576991) translate (4.601cm 14.0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579cm" svg:height="0.458cm" draw:transform="skewX (0.679456677801393) rotate (0.679980276576991) translate (5.051cm 13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579cm" svg:height="0.458cm" draw:transform="skewX (0.679456677801393) rotate (0.679980276576991) translate (5.501cm 13.3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579cm" svg:height="0.45cm" draw:transform="skewX (0.68015480950219) rotate (0.679980276576991) translate (4.601cm 14.6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579cm" svg:height="0.458cm" draw:transform="skewX (0.679456677801393) rotate (0.679980276576991) translate (5.051cm 14.2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579cm" svg:height="0.458cm" draw:transform="skewX (0.679456677801393) rotate (0.679980276576991) translate (5.501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0.579cm" svg:height="0.45cm" draw:transform="skewX (0.68015480950219) rotate (0.679980276576991) translate (4.6cm 15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579cm" svg:height="0.458cm" draw:transform="skewX (0.679456677801393) rotate (0.679980276576991) translate (5.05cm 14.8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579cm" svg:height="0.458cm" draw:transform="skewX (0.679456677801393) rotate (0.679980276576991) translate (5.5cm 14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6cm" svg:y1="13cm" svg:x2="2.6cm" svg:y2="13cm">
          <text:p/>
        </draw:line>
        <draw:line draw:style-name="gr30" draw:text-style-name="P1" draw:layer="layout" svg:x1="4.6cm" svg:y1="14.1cm" svg:x2="1.6cm" svg:y2="14.1cm">
          <text:p/>
        </draw:line>
        <draw:line draw:style-name="gr30" draw:text-style-name="P1" draw:layer="layout" svg:x1="2.6cm" svg:y1="13cm" svg:x2="1.6cm" svg:y2="14.1cm">
          <text:p/>
        </draw:line>
        <draw:line draw:style-name="gr30" draw:text-style-name="P1" draw:layer="layout" svg:x1="1.6cm" svg:y1="14.1cm" svg:x2="1.6cm" svg:y2="15.8cm">
          <text:p/>
        </draw:line>
        <draw:line draw:style-name="gr30" draw:text-style-name="P1" draw:layer="layout" svg:x1="4.6cm" svg:y1="15.8cm" svg:x2="1.6cm" svg:y2="15.8cm">
          <text:p/>
        </draw:line>
        <draw:line draw:style-name="gr31" draw:text-style-name="P1" draw:layer="layout" svg:x1="5.2cm" svg:y1="14.4cm" svg:x2="9.6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9:35:55.109714278</meta:creation-date>
    <dc:date>2017-06-05T20:14:05.360205286</dc:date>
    <meta:editing-duration>PT22M57S</meta:editing-duration>
    <meta:editing-cycles>3</meta:editing-cycles>
    <meta:generator>LibreOffice/4.2.8.2$Linux_X86_64 LibreOffice_project/420m0$Build-2</meta:generator>
    <meta:document-statistic meta:object-count="45"/>
  </office:meta>
</office:document-meta>
</file>